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62cm"/>
    </style:style>
    <style:style style:name="gr5" style:family="graphic" style:parent-style-name="standard">
      <style:graphic-properties draw:textarea-horizontal-align="justify" draw:textarea-vertical-align="middle" draw:auto-grow-height="false" fo:min-height="1.045cm" fo:min-width="5.413cm"/>
    </style:style>
    <style:style style:name="gr6" style:family="graphic" style:parent-style-name="standard">
      <style:graphic-properties draw:textarea-horizontal-align="justify" draw:textarea-vertical-align="middle" draw:auto-grow-height="false" fo:min-height="1.045cm" fo:min-width="5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4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5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6" style:family="graphic" style:parent-style-name="standard">
      <style:graphic-properties draw:textarea-horizontal-align="justify" draw:textarea-vertical-align="middle" draw:auto-grow-height="false" fo:min-height="0.588cm" fo:min-width="4.193cm" style:protect="position size"/>
    </style:style>
    <style:style style:name="gr1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05cm"/>
    </style:style>
    <style:style style:name="gr21" style:family="graphic" style:parent-style-name="standard">
      <style:graphic-properties draw:textarea-horizontal-align="justify" draw:textarea-vertical-align="middle" draw:auto-grow-height="false" fo:min-height="1.045cm" fo:min-width="5.418cm" style:protect="position 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88cm"/>
    </style:style>
    <style:style style:name="gr26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5.761cm" svg:y2="9.553cm" draw:start-shape="id1" draw:start-glue-point="4" draw:end-shape="id2" draw:end-glue-point="6" svg:d="M8543 1534l7218 8019" svg:viewBox="0 0 72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7.939cm" svg:x2="19.631cm" svg:y2="9.812cm" draw:start-shape="id4" draw:start-glue-point="8" svg:d="M19631 7939v1873" svg:viewBox="0 0 1 1874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62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6-11-15">Nov 15, 2016</text:date></text:span><text:span text:style-name="T1"> - micemn.net</text:span></text:p>
          </draw:text-box>
        </draw:frame>
        <draw:custom-shape draw:style-name="gr5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919cm" svg:height="1.143cm" svg:x="19.809cm" svg:y="9.01cm">
          <draw:text-box>
            <text:p text:style-name="P5"><text:span text:style-name="T2">On loan from Cologix</text:span></text:p>
            <text:p text:style-name="P5"><text:span text:style-name="T2">Expansion bay can support 2 QSFP+ ports</text:span></text:p>
          </draw:text-box>
        </draw:frame>
        <draw:connector draw:style-name="gr3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8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741cm" svg:height="1.039cm" svg:x="12.719cm" svg:y="11.397cm">
          <draw:text-box>
            <text:p text:style-name="P4"><text:span text:style-name="T2">Direct Attach Copper</text:span></text:p>
            <text:p text:style-name="P4"><text:span text:style-name="T2">SFP+ 10G cables</text:span></text:p>
          </draw:text-box>
        </draw:frame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10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10" draw:text-style-name="P7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1" draw:text-style-name="P4" xml:id="id4" draw:id="id4" draw:layer="layout" svg:width="1.27cm" svg:height="1.27cm" svg:x="18.996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3.101cm" svg:height="0.645cm" svg:x="20.092cm" svg:y="6.982cm">
          <draw:text-box>
            <text:p text:style-name="P4"><text:span text:style-name="T2">Route Server #2</text:span></text:p>
          </draw:text-box>
        </draw:frame>
        <draw:custom-shape draw:style-name="gr11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3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7.031cm" svg:y2="9.362cm" draw:start-shape="id11" draw:start-glue-point="4" draw:end-shape="id2" draw:end-glue-point="4" svg:d="M13543 1534l3488 7828" svg:viewBox="0 0 3489 7829">
          <text:p/>
        </draw:connector>
        <draw:connector draw:style-name="gr1" draw:text-style-name="P1" draw:layer="layout" draw:type="line" svg:x1="18.301cm" svg:y1="9.553cm" svg:x2="18.543cm" svg:y2="1.534cm" draw:start-shape="id2" draw:start-glue-point="10" draw:end-shape="id12" draw:end-glue-point="4" svg:d="M18301 9553l242-8019" svg:viewBox="0 0 243 8020">
          <text:p/>
        </draw:connector>
        <draw:custom-shape draw:style-name="gr14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2" draw:id="id2" draw:layer="layout" svg:width="2.54cm" svg:height="0.381cm" svg:x="15.761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2" draw:id="id12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.693cm" svg:height="0.838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4.693cm" svg:height="0.838cm" svg:x="1.197cm" svg:y="1.305cm">
          <text:p text:style-name="P4"><text:span text:style-name="T2">Mankato Network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4.693cm" svg:height="0.838cm" svg:x="11.197cm" svg:y="1.305cm">
          <text:p text:style-name="P4"><text:span text:style-name="T2">CN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4.693cm" svg:height="0.838cm" svg:x="16.197cm" svg:y="1.305cm">
          <text:p text:style-name="P4"><text:span text:style-name="T2">ipHouse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175cm" svg:height="0.381cm" svg:x="11.9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175cm" svg:height="0.381cm" svg:x="8.1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649cm" svg:height="0.607cm" svg:x="18.166cm" svg:y="8.366cm">
          <draw:text-box>
            <text:p text:style-name="P4"><text:span text:style-name="T3">xe-2/0/3</text:span></text:p>
          </draw:text-box>
        </draw:frame>
        <draw:frame draw:style-name="gr19" draw:text-style-name="P7" draw:layer="layout" svg:width="1.827cm" svg:height="0.607cm" svg:x="16.596cm" svg:y="8.366cm">
          <draw:text-box>
            <text:p text:style-name="P4"><text:span text:style-name="T3">xe-2/0/15</text:span></text:p>
          </draw:text-box>
        </draw:frame>
        <draw:frame draw:style-name="gr20" draw:text-style-name="P6" draw:layer="layout" svg:width="2.005cm" svg:height="0.963cm" svg:x="9.865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21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1.827cm" svg:height="0.607cm" svg:x="14.897cm" svg:y="8.367cm">
          <draw:text-box>
            <text:p text:style-name="P4"><text:span text:style-name="T3">xe-2/0/13</text:span></text:p>
          </draw:text-box>
        </draw:frame>
        <draw:frame draw:style-name="gr18" draw:text-style-name="P7" draw:layer="layout" svg:width="1.649cm" svg:height="0.607cm" svg:x="8.036cm" svg:y="8.366cm">
          <draw:text-box>
            <text:p text:style-name="P4"><text:span text:style-name="T3">xe-0/2/1</text:span></text:p>
          </draw:text-box>
        </draw:frame>
        <draw:frame draw:style-name="gr19" draw:text-style-name="P7" draw:layer="layout" svg:width="1.827cm" svg:height="0.607cm" svg:x="6.399cm" svg:y="8.369cm">
          <draw:text-box>
            <text:p text:style-name="P4"><text:span text:style-name="T3">xe-0/0/37</text:span></text:p>
          </draw:text-box>
        </draw:frame>
        <draw:frame draw:style-name="gr22" draw:text-style-name="P7" draw:layer="layout" svg:width="1.035cm" svg:height="0.607cm" svg:x="9.182cm" svg:y="4.193cm">
          <draw:text-box>
            <text:p text:style-name="P4"><text:span text:style-name="T3">ae9</text:span></text:p>
          </draw:text-box>
        </draw:frame>
        <draw:frame draw:style-name="gr22" draw:text-style-name="P7" draw:layer="layout" svg:width="1.035cm" svg:height="0.607cm" svg:x="12.992cm" svg:y="4.193cm">
          <draw:text-box>
            <text:p text:style-name="P4"><text:span text:style-name="T3">ae5</text:span></text:p>
          </draw:text-box>
        </draw:frame>
        <draw:frame draw:style-name="gr23" draw:text-style-name="P7" draw:layer="layout" svg:width="1.675cm" svg:height="0.607cm" svg:x="19.467cm" svg:y="8.367cm">
          <draw:text-box>
            <text:p text:style-name="P4"><text:span text:style-name="T3">ge-2/0/0</text:span></text:p>
          </draw:text-box>
        </draw:frame>
        <draw:frame draw:style-name="gr24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5" draw:text-style-name="P7" draw:layer="layout" svg:width="1.188cm" svg:height="0.607cm" svg:x="14.443cm" svg:y="12.585cm">
          <draw:text-box>
            <text:p text:style-name="P4"><text:span text:style-name="T3">ae11</text:span></text:p>
          </draw:text-box>
        </draw:frame>
        <draw:frame draw:style-name="gr22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18" draw:text-style-name="P7" draw:layer="layout" svg:width="1.649cm" svg:height="0.607cm" svg:x="9.941cm" svg:y="10.119cm">
          <draw:text-box>
            <text:p text:style-name="P4"><text:span text:style-name="T3">xe-0/2/2</text:span></text:p>
          </draw:text-box>
        </draw:frame>
        <draw:frame draw:style-name="gr19" draw:text-style-name="P7" draw:layer="layout" svg:width="1.827cm" svg:height="0.607cm" svg:x="16.9cm" svg:y="10.119cm">
          <draw:text-box>
            <text:p text:style-name="P4"><text:span text:style-name="T3">xe-2/0/16</text:span></text:p>
          </draw:text-box>
        </draw:frame>
        <draw:frame draw:style-name="gr18" draw:text-style-name="P7" draw:layer="layout" svg:width="1.649cm" svg:height="0.607cm" svg:x="15.266cm" svg:y="14.819cm">
          <draw:text-box>
            <text:p text:style-name="P4"><text:span text:style-name="T3">xe-0/1/0</text:span></text:p>
          </draw:text-box>
        </draw:frame>
        <draw:frame draw:style-name="gr18" draw:text-style-name="P7" draw:layer="layout" svg:width="1.649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6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12" draw:text-style-name="P3" draw:layer="layout" svg:width="3.101cm" svg:height="1.039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12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12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6-11-15T13:27:30.902000000</dc:date>
    <meta:editing-duration>PT2H26M53S</meta:editing-duration>
    <meta:editing-cycles>72</meta:editing-cycles>
    <meta:generator>LibreOffice/5.2.1.2$Windows_x86 LibreOffice_project/31dd62db80d4e60af04904455ec9c9219178d620</meta:generator>
    <meta:document-statistic meta:object-count="61"/>
  </office:meta>
</office:document-meta>
</file>